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1cm" fo:margin-bottom="1cm" fo:line-height="150%" fo:text-align="justify" style:justify-single-word="false" fo:text-indent="1cm" style:auto-text-indent="false" fo:background-color="transparent">
        <style:background-image/>
      </style:paragraph-properties>
    </style:style>
    <style:style style:name="P2" style:family="paragraph" style:parent-style-name="textedebase">
      <style:paragraph-properties fo:background-color="transparent">
        <style:background-image/>
      </style:paragraph-properties>
    </style:style>
    <style:style style:name="P3" style:family="paragraph" style:parent-style-name="Text_20_body">
      <style:text-properties fo:color="#111111"/>
    </style:style>
    <style:style style:name="P4" style:family="paragraph" style:parent-style-name="Standard">
      <style:paragraph-properties fo:margin-left="0cm" fo:margin-right="0cm" fo:margin-top="1cm" fo:margin-bottom="1cm" fo:line-height="150%" fo:text-align="justify" style:justify-single-word="false" fo:text-indent="1cm" style:auto-text-indent="false" fo:background-color="transparent">
        <style:background-image/>
      </style:paragraph-properties>
    </style:style>
    <style:style style:name="P5" style:family="paragraph" style:parent-style-name="Standard">
      <style:paragraph-properties fo:margin-left="0cm" fo:margin-right="0cm" fo:margin-top="1cm" fo:margin-bottom="1cm" fo:line-height="150%" fo:text-align="justify" style:justify-single-word="false" fo:text-indent="1cm" style:auto-text-indent="false" fo:background-color="transparent" style:shadow="none">
        <style:background-image/>
      </style:paragraph-properties>
    </style:style>
    <style:style style:name="P6" style:family="paragraph" style:parent-style-name="Heading_20_1">
      <style:paragraph-properties fo:margin-top="3cm" fo:margin-bottom="1cm" fo:line-height="150%" fo:background-color="#eeeeee" fo:padding="0.499cm" fo:border-left="none" fo:border-right="none" fo:border-top="none" fo:border-bottom="0.035cm solid #000000" style:shadow="none">
        <style:background-image/>
      </style:paragraph-properties>
      <style:text-properties fo:font-size="22pt" style:font-size-asian="16.1000003814697pt" style:font-size-complex="16.1000003814697pt"/>
    </style:style>
    <style:style style:name="P7" style:family="paragraph" style:parent-style-name="Heading_20_1">
      <style:paragraph-properties fo:margin-top="1.499cm" fo:margin-bottom="1cm"/>
    </style:style>
    <style:style style:name="P8" style:family="paragraph" style:parent-style-name="Heading_20_1">
      <style:paragraph-properties fo:margin-top="1.499cm" fo:margin-bottom="1cm" fo:break-before="page"/>
    </style:style>
    <style:style style:name="P9" style:family="paragraph" style:parent-style-name="Heading_20_2">
      <style:text-properties fo:font-size="18pt" fo:font-style="normal"/>
    </style:style>
    <style:style style:name="P10" style:family="paragraph" style:parent-style-name="Heading_20_2">
      <style:paragraph-properties fo:margin-left="0cm" fo:margin-right="0cm" fo:margin-top="0.4cm" fo:margin-bottom="0.4cm" fo:text-align="start" style:justify-single-word="false" fo:text-indent="0cm" style:auto-text-indent="false"/>
      <style:text-properties fo:font-size="18pt" fo:font-style="normal"/>
    </style:style>
    <style:style style:name="P11" style:family="paragraph" style:parent-style-name="Heading_20_2">
      <style:paragraph-properties fo:margin-left="0cm" fo:margin-right="0cm" fo:margin-top="0.4cm" fo:margin-bottom="0.4cm" fo:text-align="start" style:justify-single-word="false" fo:text-indent="0cm" style:auto-text-indent="false">
        <style:tab-stops/>
      </style:paragraph-properties>
      <style:text-properties fo:font-size="18pt" fo:font-style="normal"/>
    </style:style>
    <style:style style:name="P12" style:family="paragraph" style:parent-style-name="Heading_20_2">
      <style:paragraph-properties style:shadow="none"/>
    </style:style>
    <style:style style:name="P13" style:family="paragraph" style:parent-style-name="Heading_20_3">
      <style:paragraph-properties fo:margin-left="1.87cm" fo:margin-right="0cm" fo:margin-top="0.199cm" fo:margin-bottom="0cm" fo:text-indent="-1.27cm" style:auto-text-indent="false">
        <style:tab-stops/>
      </style:paragraph-properties>
    </style:style>
    <style:style style:name="P14" style:family="paragraph" style:parent-style-name="Heading_20_3">
      <style:paragraph-properties fo:margin-left="1.87cm" fo:margin-right="0cm" fo:margin-top="0.199cm" fo:margin-bottom="0cm" fo:line-height="150%" fo:text-indent="-1.27cm" style:auto-text-indent="false" style:shadow="none">
        <style:tab-stops/>
      </style:paragraph-properties>
    </style:style>
    <style:style style:name="P15" style:family="paragraph" style:parent-style-name="Heading_20_3">
      <style:paragraph-properties fo:margin-left="1.87cm" fo:margin-right="0cm" fo:margin-top="0.199cm" fo:margin-bottom="0cm" fo:text-indent="-1.27cm" style:auto-text-indent="false" style:shadow="none">
        <style:tab-stops/>
      </style:paragraph-properties>
    </style:style>
    <style:style style:name="P16" style:family="paragraph" style:parent-style-name="Contents_20_Heading" style:master-page-name="">
      <style:paragraph-properties style:page-number="auto"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8pt" fo:font-style="normal"/>
    </style:style>
    <style:style style:name="T2" style:family="text">
      <style:text-properties fo:font-style="normal"/>
    </style:style>
    <style:style style:name="T3" style:family="text">
      <style:text-properties fo:font-size="12pt" style:font-size-asian="12pt" style:font-name-complex="Calibri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7">LISTE DES COMPÉTENCES DU RÉFÉRENTIEL COUVERTES PAR LE PROJET<text:tab/>1</text:p>
          <text:p text:style-name="P20">Concevoir et développer des composants d’interface utilisateur en intégrant les recommandations de sécurité<text:tab/>2</text:p>
          <text:p text:style-name="P18">Maquetter une application <text:tab/>2</text:p>
          <text:p text:style-name="P18">Développer une interface utilisateur<text:tab/>2</text:p>
          <text:p text:style-name="P18">Développer des composants d’accès aux données <text:tab/>2</text:p>
          <text:p text:style-name="P18">Développer la partie front-end d’une interface utilisateur web<text:tab/>2</text:p>
          <text:p text:style-name="P18">Développer la partie back-end d’une interface utilisateur web<text:tab/>3</text:p>
          <text:p text:style-name="P20">Concevoir et développer la persistance des données en intégrant les recommandations de sécurité<text:tab/>3</text:p>
          <text:p text:style-name="P18">Concevoir une base de données<text:tab/>3</text:p>
          <text:p text:style-name="P18">Mettre en place une base de données<text:tab/>3</text:p>
          <text:p text:style-name="P18">Développer des composants dans le langage d’une base de données<text:tab/>3</text:p>
          <text:p text:style-name="P20">Concevoir et développer une application multicouche répartie en intégrant les recommandations de sécurité<text:tab/>3</text:p>
          <text:p text:style-name="P18">Collaborer à la gestion d’un projet informatique et à<text:tab/>3</text:p>
          <text:p text:style-name="P18">l’organisation de l’environnement de développement<text:tab/>3</text:p>
          <text:p text:style-name="P18">Concevoir une application<text:tab/>3</text:p>
          <text:p text:style-name="P18">Développer des composants métier<text:tab/>4</text:p>
          <text:p text:style-name="P18">Construire une application organisée en couches<text:tab/>4</text:p>
          <text:p text:style-name="P18">Développer une application mobile<text:tab/>4</text:p>
          <text:p text:style-name="P18">Préparer et exécuter les plans de tests d’une application<text:tab/>4</text:p>
          <text:p text:style-name="P18">Préparer et exécuter le déploiement d’une application<text:tab/>4</text:p>
          <text:p text:style-name="P17">RÉSUMÉ DU PROJET<text:tab/>5</text:p>
          <text:p text:style-name="P20">Résumé<text:tab/>5</text:p>
          <text:p text:style-name="P17">CAHIER DES CHARGES<text:tab/>6</text:p>
          <text:p text:style-name="P20">Présentation de l'ensemble du projet<text:tab/>6</text:p>
          <text:p text:style-name="P18">Présentation de l'entreprise et du client<text:tab/>6</text:p>
          <text:p text:style-name="P18">Description de l'existant<text:tab/>6</text:p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</text:index-body>
      </text:table-of-content>
      <text:h text:style-name="P6" text:outline-level="1"><text:soft-page-break/>LISTE DES COMPÉTENCES DU RÉFÉRENTIEL COUVERTES PAR LE PROJET</text:h>
      <text:p text:style-name="P2"><text:s/></text:p>
      <text:h text:style-name="P11" text:outline-level="2">Concevoir et développer des composants d’interface utilisateur en intégrant les recommandations de sécurité</text:h>
      <text:h text:style-name="P14" text:outline-level="3">Maquetter une application </text:h>
      <text:p text:style-name="P2"/>
      <text:h text:style-name="P13" text:outline-level="3">Développer une interface utilisateur</text:h>
      <text:p text:style-name="P3"><text:span text:style-name="T3">J'ai créé l'application en locale , j'ai ajouté au fur et à mesure les composants dont j'avais <text:s/>besoin.Doctrine ORM (couche d'abstraction à la base de données, object - relationnal-mapping)manipuler les données persister les données + mapping des objets (lier les objets avec des annotations) et du DQL <text:s/>doctrine query langage pour requete d'accés et de manipulation plus complexes , précises et performantes.</text:span></text:p>
      <text:p text:style-name="Text_20_body"/>
      <text:p text:style-name="textedebase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>Développer des composants d’accès aux données </text:h>
      <text:p text:style-name="P5"><text:soft-page-break/></text:p>
      <text:p text:style-name="P1"/>
      <text:h text:style-name="P13" text:outline-level="3">Développer la partie front-end d’une interface utilisateur web</text:h>
      <text:p text:style-name="P1"/>
      <text:h text:style-name="P13" text:outline-level="3">Développer la partie back-end d’une interface utilisateur web</text:h>
      <text:h text:style-name="Heading_20_2" text:outline-level="2"/>
      <text:h text:style-name="P10" text:outline-level="2">Concevoir et développer la persistance des données en intégrant les recommandations de sécurité</text:h>
      <text:p text:style-name="Text_20_body"/>
      <text:h text:style-name="Heading_20_3" text:outline-level="3">Concevoir une base de données</text:h>
      <text:p text:style-name="Text_20_body"/>
      <text:h text:style-name="P13" text:outline-level="3">Mettre en place une base de données</text:h>
      <text:p text:style-name="Text_20_body"/>
      <text:h text:style-name="P13" text:outline-level="3">Développer des composants dans le langage d’une base de données</text:h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  <text:h text:style-name="P12" text:outline-level="2">Concevoir et développer une application multicouche répartie en intégrant les recommandations de sécurité</text:h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P13" text:outline-level="3">Collaborer à la gestion d’un projet informatique et à</text:h>
      <text:h text:style-name="P13" text:outline-level="3">l’organisation de l’environnement de développement</text:h>
      <text:p text:style-name="Text_20_body"/>
      <text:h text:style-name="Heading_20_3" text:outline-level="3">Concevoir une application</text:h>
      <text:p text:style-name="Text_20_body"/>
      <text:h text:style-name="P13" text:outline-level="3">Développer des composants métier</text:h>
      <text:p text:style-name="Text_20_body"/>
      <text:h text:style-name="P13" text:outline-level="3">Construire une application organisée en couches</text:h>
      <text:p text:style-name="Text_20_body"/>
      <text:h text:style-name="P13" text:outline-level="3">Développer une application mobile</text:h>
      <text:p text:style-name="Text_20_body"/>
      <text:h text:style-name="P13" text:outline-level="3">Préparer et exécuter les plans de tests d’une application</text:h>
      <text:p text:style-name="Text_20_body"/>
      <text:h text:style-name="P13" text:outline-level="3">Préparer et exécuter le déploiement d’une application</text:h>
      <text:p text:style-name="Text_20_body"/>
      <text:p text:style-name="Text_20_body"/>
      <text:p text:style-name="Text_20_body"/>
      <text:h text:style-name="P8" text:outline-level="1">RÉSUMÉ DU PROJET</text:h>
      <text:p text:style-name="Text_20_body"/>
      <text:h text:style-name="P9" text:outline-level="2">Résumé</text:h>
      <text:p text:style-name="Text_20_body"><text:span text:style-name="T3">Ma mission était de concevoir une application web qui permette la réservation en ligne des clients , la gestion du planning <text:s/>et le staff. <text:s/>J'ai travaillé en locale tout au long du projet avec une mise en ligne « test » avec un nom de domaine « non référence », utilisation de balise de non indexation.</text:span> 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h text:style-name="P7" text:outline-level="1"><text:soft-page-break/><text:span text:style-name="T2">CAHIER DES CHARGES</text:span></text:h>
      <text:h text:style-name="Heading_20_2" text:outline-level="2"><text:span text:style-name="T2">Présentation de l'ensemble du projet</text:span></text:h>
      <text:p text:style-name="Standard"><text:span text:style-name="T2"/></text:p>
      <text:h text:style-name="Heading_20_3" text:outline-level="3"><text:span text:style-name="T2">Présentation de l'entreprise et du client</text:span></text:h>
      <text:p text:style-name="Standard"><text:span text:style-name="T2">L'entreprise est une structure qui compte 10 salariés au plus en haute saison, c'est une base nautique</text:span></text:p>
      <text:p text:style-name="Standard"><text:span text:style-name="T2">située dans la Somme à Fort Mahon (80). Elle propose diverses activités au client dont la principale est le char à voile.</text:span></text:p>
      <text:p text:style-name="Text_20_body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h text:style-name="Heading_20_3" text:outline-level="3"><text:span text:style-name="T2">Description de l'existant</text:span></text:h>
      <text:p text:style-name="Text_20_body"><text:span text:style-name="T2">Il n'y a pas d'existant au projet</text:span></text:p>
      <text:p text:style-name="textedebase"><text:span text:style-name="T2"/></text:p>
      <text:p text:style-name="textedebase"><text:span text:style-name="T2"/></text:p>
      <text:p text:style-name="textedebase"><text:span text:style-name="T2"/></text:p>
      <text:p text:style-name="textedebase"><text:span text:style-name="T2"/></text:p>
      <text:p text:style-name="textedebase"><text:span text:style-name="T2"/></text:p>
      <text:p text:style-name="textedebase"><text:span text:style-name="T2"/></text:p>
      <text:p text:style-name="textedebase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111111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Standard" style:default-outline-level="1" style:class="text">
      <style:paragraph-properties fo:margin-top="3cm" fo:margin-bottom="1cm" fo:line-height="150%" fo:text-align="center" style:justify-single-word="false" fo:background-color="#eeeeee" fo:padding="0.499cm" fo:border-left="none" fo:border-right="none" fo:border-top="none" fo:border-bottom="0.035cm solid #000000" style:shadow="none">
        <style:background-image/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textedebase" style:family="paragraph" style:class="text">
      <style:paragraph-properties fo:margin-left="0cm" fo:margin-right="0cm" fo:margin-top="0cm" fo:margin-bottom="0.4cm" fo:line-height="150%" fo:text-align="justify" style:justify-single-word="false" fo:text-indent="1cm" style:auto-text-indent="false" fo:background-color="transparent">
        <style:background-image/>
      </style:paragraph-properties>
      <style:text-properties fo:font-size="26pt" style:font-size-asian="26pt" style:font-size-complex="26pt"/>
    </style:style>
    <style:style style:name="Heading_20_2" style:display-name="Heading 2" style:family="paragraph" style:next-style-name="Standard" style:default-outline-level="2" style:class="text">
      <style:paragraph-properties fo:margin-left="0cm" fo:margin-right="0cm" fo:margin-top="0.4cm" fo:margin-bottom="0.4cm" fo:text-indent="0cm" style:auto-text-indent="false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next-style-name="Standard" style:default-outline-level="3" style:class="text">
      <style:paragraph-properties fo:margin-left="1.87cm" fo:margin-right="0cm" fo:margin-top="0.199cm" fo:margin-bottom="0cm" fo:text-indent="-1.27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hennebo</meta:initial-creator>
    <meta:creation-date>2023-03-22T17:23:20.42</meta:creation-date>
    <dc:date>2023-03-23T15:48:33.68</dc:date>
    <dc:creator>julien hennebo</dc:creator>
    <meta:editing-duration>PT5H13M4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7" meta:paragraph-count="60" meta:word-count="528" meta:character-count="3473"/>
  </office:meta>
</office:document-meta>
</file>